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4.249cm" style:rel-column-width="16383*"/>
    </style:style>
    <style:style style:name="Tabuľka1.D" style:family="table-column">
      <style:table-column-properties style:column-width="4.251cm" style:rel-column-width="16386*"/>
    </style:style>
    <style:style style:name="Tabuľka1.A1" style:family="table-cell">
      <style:table-cell-properties fo:padding="0.097cm" fo:border-left="0.002cm solid #b3b3b3" fo:border-right="none" fo:border-top="0.002cm solid #b3b3b3" fo:border-bottom="0.002cm solid #b3b3b3"/>
    </style:style>
    <style:style style:name="Tabuľka1.D1" style:family="table-cell">
      <style:table-cell-properties fo:padding="0.097cm" fo:border="0.002cm solid #b3b3b3"/>
    </style:style>
    <style:style style:name="Tabuľka1.A2" style:family="table-cell">
      <style:table-cell-properties fo:padding="0.097cm" fo:border-left="0.002cm solid #b3b3b3" fo:border-right="none" fo:border-top="none" fo:border-bottom="0.002cm solid #b3b3b3"/>
    </style:style>
    <style:style style:name="Tabuľka1.D2" style:family="table-cell">
      <style:table-cell-properties fo:padding="0.097cm" fo:border-left="0.002cm solid #b3b3b3" fo:border-right="0.002cm solid #b3b3b3" fo:border-top="none" fo:border-bottom="0.002cm solid #b3b3b3"/>
    </style:style>
    <style:style style:name="Tabuľka2" style:family="table">
      <style:table-properties style:width="17cm" table:align="margins"/>
    </style:style>
    <style:style style:name="Tabuľka2.A" style:family="table-column">
      <style:table-column-properties style:column-width="5.667cm" style:rel-column-width="21845*"/>
    </style:style>
    <style:style style:name="Tabuľka2.A1" style:family="table-cell">
      <style:table-cell-properties fo:padding="0.097cm" fo:border="0.088cm solid #b3b3b3"/>
    </style:style>
    <style:style style:name="Tabuľka2.A2" style:family="table-cell">
      <style:table-cell-properties fo:padding="0.097cm" fo:border-left="0.088cm solid #b3b3b3" fo:border-right="none" fo:border-top="none" fo:border-bottom="0.088cm solid #b3b3b3"/>
    </style:style>
    <style:style style:name="Tabuľka2.B2" style:family="table-cell">
      <style:table-cell-properties fo:padding="0.097cm" fo:border-left="0.088cm solid #b3b3b3" fo:border-right="0.088cm solid #b3b3b3" fo:border-top="none" fo:border-bottom="0.088cm solid #b3b3b3"/>
    </style:style>
    <style:style style:name="Tabuľka5" style:family="table">
      <style:table-properties style:width="13cm" fo:margin-left="2cm" fo:margin-right="2cm" table:align="margins"/>
    </style:style>
    <style:style style:name="Tabuľka5.A" style:family="table-column">
      <style:table-column-properties style:column-width="4.999cm" style:rel-column-width="25200*"/>
    </style:style>
    <style:style style:name="Tabuľka5.B" style:family="table-column">
      <style:table-column-properties style:column-width="1cm" style:rel-column-width="5041*"/>
    </style:style>
    <style:style style:name="Tabuľka5.C" style:family="table-column">
      <style:table-column-properties style:column-width="4.001cm" style:rel-column-width="20167*"/>
    </style:style>
    <style:style style:name="Tabuľka5.D" style:family="table-column">
      <style:table-column-properties style:column-width="3cm" style:rel-column-width="15127*"/>
    </style:style>
    <style:style style:name="Tabuľka5.1" style:family="table-row">
      <style:table-row-properties style:row-height="4.5cm"/>
    </style:style>
    <style:style style:name="Tabuľka5.A1" style:family="table-cell">
      <style:table-cell-properties fo:background-color="transparent" fo:padding="0cm" fo:border-left="0.035cm solid #b3b3b3" fo:border-right="none" fo:border-top="0.035cm solid #b3b3b3" fo:border-bottom="0.035cm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cm" fo:border="0.035cm solid #b3b3b3">
        <style:background-image/>
      </style:table-cell-properties>
    </style:style>
    <style:style style:name="Tabuľka5.2" style:family="table-row">
      <style:table-row-properties style:row-height="2.499cm"/>
    </style:style>
    <style:style style:name="Tabuľka5.A2" style:family="table-cell">
      <style:table-cell-properties style:vertical-align="" fo:background-color="transparent" fo:padding="0cm" fo:border-left="0.035cm solid #b3b3b3" fo:border-right="none" fo:border-top="none" fo:border-bottom="0.035cm solid #b3b3b3">
        <style:background-image/>
      </style:table-cell-properties>
    </style:style>
    <style:style style:name="Tabuľka5.C2" style:family="table-cell">
      <style:table-cell-properties fo:background-color="transparent" fo:padding="0cm" fo:border-left="0.035cm solid #b3b3b3" fo:border-right="none" fo:border-top="none" fo:border-bottom="0.035cm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cm" fo:border-left="0.035cm solid #b3b3b3" fo:border-right="0.035cm solid #b3b3b3" fo:border-top="none" fo:border-bottom="0.035cm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 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Standard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20T19:25:42.620148258</dc:date>
    <dc:creator>milos </dc:creator>
    <meta:editing-duration>PT2H36M49S</meta:editing-duration>
    <meta:editing-cycles>30</meta:editing-cycles>
    <meta:generator>OpenOffice/4.0.0$Unix OpenOffice.org_project/400m3$Build-9702</meta:generator>
    <meta:document-statistic meta:table-count="3" meta:image-count="0" meta:object-count="0" meta:page-count="1" meta:paragraph-count="31" meta:word-count="225" meta:character-count="1082"/>
  </office:meta>
</office:document-meta>
</file>